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92c45" officeooo:paragraph-rsid="00092c45"/>
    </style:style>
    <style:style style:name="P2" style:family="paragraph" style:parent-style-name="Standard">
      <style:text-properties officeooo:rsid="00092c45" officeooo:paragraph-rsid="00092c45"/>
    </style:style>
    <style:style style:name="P3" style:family="paragraph" style:parent-style-name="Standard">
      <style:text-properties officeooo:paragraph-rsid="00092c45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0.82cm" fo:min-width="11.1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middle" fo:min-height="3.3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8.954cm" fo:min-width="16.9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draw:textarea-vertical-align="middle" fo:min-height="3.7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6.376cm" fo:min-width="16.98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Java COMPLETO</text:p>
      <text:p text:style-name="P2">educandoweb.com (cupons de desconto)</text:p>
      <text:p text:style-name="P2"/>
      <text:p text:style-name="P2">Percurso de formação</text:p>
      <text:p text:style-name="P3"><draw:custom-shape text:anchor-type="paragraph" draw:z-index="0" draw:name="Forma1" draw:style-name="gr5" draw:text-style-name="P4" svg:width="16.987cm" svg:height="6.377cm" svg:x="0.019cm" svg:y="0.605cm"><text:p/><draw:enhanced-geometry svg:viewBox="0 0 21600 21600" draw:type="rectangle" draw:enhanced-path="M 0 0 L 21600 0 21600 21600 0 21600 0 0 Z N"/></draw:custom-shape><draw:frame text:anchor-type="paragraph" draw:z-index="1" draw:name="Forma2" draw:style-name="gr4" draw:text-style-name="P6" svg:width="4.419cm" svg:height="3.705cm" svg:x="0.469cm" svg:y="1.796cm"><draw:text-box><text:p text:style-name="P5"><text:span text:style-name="T1">Lógica de Programação</text:span></text:p><text:p text:style-name="P5"><text:span text:style-name="T1">Algoritmos usando Java</text:span></text:p><text:p text:style-name="P5"><text:span text:style-name="T1">(iniciante)</text:span></text:p></draw:text-box></draw:frame><draw:custom-shape text:anchor-type="paragraph" draw:z-index="2" draw:name="Forma3" draw:style-name="gr1" draw:text-style-name="P4" svg:width="11.14cm" svg:height="0.821cm" svg:x="5.417cm" svg:y="1.293cm"><text:p text:style-name="P1">Conceitos de programação<text:tab/></text:p><draw:enhanced-geometry svg:viewBox="0 0 21600 21600" draw:type="rectangle" draw:enhanced-path="M 0 0 L 21600 0 21600 21600 0 21600 0 0 Z N"/></draw:custom-shape><draw:custom-shape text:anchor-type="paragraph" draw:z-index="3" draw:name="Forma3_0" draw:style-name="gr1" draw:text-style-name="P4" svg:width="11.14cm" svg:height="0.821cm" svg:x="5.417cm" svg:y="2.293cm"><text:p text:style-name="P1">Introdução à linguagem Java</text:p><draw:enhanced-geometry svg:viewBox="0 0 21600 21600" draw:type="rectangle" draw:enhanced-path="M 0 0 L 21600 0 21600 21600 0 21600 0 0 Z N"/></draw:custom-shape><draw:custom-shape text:anchor-type="paragraph" draw:z-index="4" draw:name="Forma3_1" draw:style-name="gr1" draw:text-style-name="P4" svg:width="11.14cm" svg:height="0.821cm" svg:x="5.417cm" svg:y="3.293cm"><text:p text:style-name="P1">Estrutura sequencial</text:p><draw:enhanced-geometry svg:viewBox="0 0 21600 21600" draw:type="rectangle" draw:enhanced-path="M 0 0 L 21600 0 21600 21600 0 21600 0 0 Z N"/></draw:custom-shape><draw:custom-shape text:anchor-type="paragraph" draw:z-index="5" draw:name="Forma3_2" draw:style-name="gr1" draw:text-style-name="P4" svg:width="11.14cm" svg:height="0.821cm" svg:x="5.417cm" svg:y="4.293cm"><text:p text:style-name="P1">Estrutura condicional</text:p><draw:enhanced-geometry svg:viewBox="0 0 21600 21600" draw:type="rectangle" draw:enhanced-path="M 0 0 L 21600 0 21600 21600 0 21600 0 0 Z N"/></draw:custom-shape><draw:custom-shape text:anchor-type="paragraph" draw:z-index="6" draw:name="Forma3_3" draw:style-name="gr1" draw:text-style-name="P4" svg:width="11.14cm" svg:height="0.821cm" svg:x="5.417cm" svg:y="5.293cm"><text:p text:style-name="P1"><draw:custom-shape text:anchor-type="paragraph" draw:z-index="9" draw:name="Forma3_4" draw:style-name="gr1" draw:text-style-name="P4" svg:width="11.14cm" svg:height="0.821cm" svg:x="-0.108cm" svg:y="2.531cm"><text:p text:style-name="P1"><draw:custom-shape text:anchor-type="paragraph" draw:z-index="10" draw:name="Forma3_5" draw:style-name="gr1" draw:text-style-name="P4" svg:width="11.14cm" svg:height="0.821cm" svg:x="-0.136cm" svg:y="0.873cm"><text:p text:style-name="P1"><draw:custom-shape text:anchor-type="paragraph" draw:z-index="11" draw:name="Forma3_6" draw:style-name="gr1" draw:text-style-name="P4" svg:width="11.14cm" svg:height="0.821cm" svg:x="-0.136cm" svg:y="0.873cm"><text:p text:style-name="P1"><draw:custom-shape text:anchor-type="paragraph" draw:z-index="12" draw:name="Forma3_7" draw:style-name="gr1" draw:text-style-name="P4" svg:width="11.14cm" svg:height="0.821cm" svg:x="-0.136cm" svg:y="0.873cm"><text:p text:style-name="P1"><draw:custom-shape text:anchor-type="paragraph" draw:z-index="13" draw:name="Forma3_8" draw:style-name="gr1" draw:text-style-name="P4" svg:width="11.14cm" svg:height="0.821cm" svg:x="-0.138cm" svg:y="0.871cm"><text:p text:style-name="P1"><draw:custom-shape text:anchor-type="paragraph" draw:z-index="14" draw:name="Forma3_9" draw:style-name="gr1" draw:text-style-name="P4" svg:width="11.14cm" svg:height="0.821cm" svg:x="-0.138cm" svg:y="0.871cm"><text:p text:style-name="P1"><draw:custom-shape text:anchor-type="paragraph" draw:z-index="15" draw:name="Forma3_10" draw:style-name="gr1" draw:text-style-name="P4" svg:width="11.14cm" svg:height="0.821cm" svg:x="-0.138cm" svg:y="0.871cm"><text:p text:style-name="P1"><draw:custom-shape text:anchor-type="paragraph" draw:z-index="16" draw:name="Forma3_11" draw:style-name="gr1" draw:text-style-name="P4" svg:width="11.14cm" svg:height="0.821cm" svg:x="-0.138cm" svg:y="0.871cm"><text:p text:style-name="P1">Tratamento de exceções</text:p><draw:enhanced-geometry svg:viewBox="0 0 21600 21600" draw:type="rectangle" draw:enhanced-path="M 0 0 L 21600 0 21600 21600 0 21600 0 0 Z N"/></draw:custom-shape>Herança e polimorfismo</text:p><draw:enhanced-geometry svg:viewBox="0 0 21600 21600" draw:type="rectangle" draw:enhanced-path="M 0 0 L 21600 0 21600 21600 0 21600 0 0 Z N"/></draw:custom-shape>Enumerações, composição</text:p><draw:enhanced-geometry svg:viewBox="0 0 21600 21600" draw:type="rectangle" draw:enhanced-path="M 0 0 L 21600 0 21600 21600 0 21600 0 0 Z N"/></draw:custom-shape>BÔNUS – Nivelamento sobre Git e Github</text:p><draw:enhanced-geometry svg:viewBox="0 0 21600 21600" draw:type="rectangle" draw:enhanced-path="M 0 0 L 21600 0 21600 21600 0 21600 0 0 Z N"/></draw:custom-shape>Tópicos especiais</text:p><draw:enhanced-geometry svg:viewBox="0 0 21600 21600" draw:type="rectangle" draw:enhanced-path="M 0 0 L 21600 0 21600 21600 0 21600 0 0 Z N"/></draw:custom-shape>Comportamento de memória, arrays, listas</text:p><draw:enhanced-geometry svg:viewBox="0 0 21600 21600" draw:type="rectangle" draw:enhanced-path="M 0 0 L 21600 0 21600 21600 0 21600 0 0 Z N"/></draw:custom-shape>Construtores, palavra this, sobrecarga, encapsulamento</text:p><draw:enhanced-geometry svg:viewBox="0 0 21600 21600" draw:type="rectangle" draw:enhanced-path="M 0 0 L 21600 0 21600 21600 0 21600 0 0 Z N"/></draw:custom-shape>Introdução à Programação Orientada a Objetos</text:p><draw:enhanced-geometry svg:viewBox="0 0 21600 21600" draw:type="rectangle" draw:enhanced-path="M 0 0 L 21600 0 21600 21600 0 21600 0 0 Z N"/></draw:custom-shape>Estruturas repetitivas</text:p><draw:enhanced-geometry svg:viewBox="0 0 21600 21600" draw:type="rectangle" draw:enhanced-path="M 0 0 L 21600 0 21600 21600 0 21600 0 0 Z N"/></draw:custom-shape><draw:custom-shape text:anchor-type="paragraph" draw:z-index="7" draw:name="Forma1_0" draw:style-name="gr3" draw:text-style-name="P4" svg:width="16.987cm" svg:height="8.954cm" svg:x="0.019cm" svg:y="7.606cm"><text:p/><draw:enhanced-geometry svg:viewBox="0 0 21600 21600" draw:type="rectangle" draw:enhanced-path="M 0 0 L 21600 0 21600 21600 0 21600 0 0 Z N"/></draw:custom-shape><draw:frame text:anchor-type="paragraph" draw:z-index="8" draw:name="Forma4" draw:style-name="gr2" draw:text-style-name="P6" svg:width="4.605cm" svg:height="3.308cm" svg:x="0.469cm" svg:y="10.209cm"><draw:text-box><text:p text:style-name="P5"><text:span text:style-name="T1">Java e Programação</text:span></text:p><text:p text:style-name="P5"><text:span text:style-name="T1">Orientada a Objetos</text:span></text:p><text:p text:style-name="P5"><text:span text:style-name="T1">(Parte 1)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6T11:15:33.418000000</meta:creation-date>
    <dc:date>2020-09-26T17:56:18.462000000</dc:date>
    <meta:editing-duration>PT6H29M34S</meta:editing-duration>
    <meta:editing-cycles>1</meta:editing-cycles>
    <meta:document-statistic meta:table-count="0" meta:image-count="0" meta:object-count="0" meta:page-count="1" meta:paragraph-count="16" meta:word-count="55" meta:character-count="450" meta:non-whitespace-character-count="409"/>
    <meta:generator>LibreOffice/6.4.3.2$Windows_X86_64 LibreOffice_project/747b5d0ebf89f41c860ec2a39efd7cb15b54f2d8</meta:generator>
  </office:meta>
</office:document-meta>
</file>